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824cm" svg:height="8.338cm" svg:x="0.376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3:20:17.519891319</dc:date>
    <meta:editing-duration>PT6M16S</meta:editing-duration>
    <meta:editing-cycles>2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25cm" svg:height="8.339cm" xlink:href="." xlink:type="simple" chart:class="chart:scatter" chart:style-name="ch1">
        <chart:plot-area chart:style-name="ch2" chart:data-source-has-labels="both" svg:x="0.296cm" svg:y="0.166cm" svg:width="14.233cm" svg:height="8.007cm">
          <chartooo:coordinate-region svg:x="0.838cm" svg:y="0.366cm" svg:width="13.597cm" svg:height="7.608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942322772343852">
                <text:p>0.0942322772343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54429724189628">
                <text:p>0.654429724189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36973318117687">
                <text:p>0.836973318117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54429724189628">
                <text:p>0.6544297241896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0942322772343845">
                <text:p>0.0942322772343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0942322772343842">
                <text:p>-0.0942322772343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282324939955542">
                <text:p>-0.282324939955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469303395120692">
                <text:p>-0.469303395120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654429724189628">
                <text:p>-0.654429724189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836973318117688">
                <text:p>-0.836973318117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836973318117686">
                <text:p>-0.8369733181176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65442972418963">
                <text:p>-0.65442972418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282324939955545">
                <text:p>-0.2823249399555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0942322772343849">
                <text:p>-0.09423227723438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5.51091059616309E-016">
                <text:p>-5.51091059616309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